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f75" officeooo:paragraph-rsid="00188f75"/>
    </style:style>
    <style:style style:name="P2" style:family="paragraph" style:parent-style-name="Standard">
      <style:text-properties fo:color="#00a933" officeooo:rsid="00188f75" officeooo:paragraph-rsid="00188f75"/>
    </style:style>
    <style:style style:name="P3" style:family="paragraph" style:parent-style-name="Standard">
      <style:text-properties fo:color="#000000" officeooo:rsid="00188f75" officeooo:paragraph-rsid="00188f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mgeving voor direct aansturen robotarm (zonder programmeren)</text:p>
      <text:p text:style-name="P1"><text:tab/>opties om besturing aan te passen.</text:p>
      <text:p text:style-name="P2">Info direct op linkermuisknop, niet los op rechtermuisknop</text:p>
      <text:p text:style-name="P3">functieknop (voor time() etc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3:42:42.575680297</meta:creation-date>
    <meta:editing-duration>PT18M44S</meta:editing-duration>
    <meta:editing-cycles>2</meta:editing-cycles>
    <meta:generator>LibreOffice/6.4.6.2$Linux_X86_64 LibreOffice_project/40$Build-2</meta:generator>
    <dc:date>2020-10-23T14:11:31.562405608</dc:date>
    <meta:document-statistic meta:table-count="0" meta:image-count="0" meta:object-count="0" meta:page-count="1" meta:paragraph-count="4" meta:word-count="25" meta:character-count="183" meta:non-whitespace-character-count="161"/>
  </office:meta>
</office:document-meta>
</file>